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TestResultParser.readExceptionMessage( String the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TestResultParser.readExceptionStacktrace( String the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TestResultParser.readRootElement( String the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TestResultParser.readExceptionClassname( String the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TestResultParser.formatError( String the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TestResultParser.parse( String the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